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ay dalio is the founder CIO mentor and board member of Bridgewater. He is the Premier macro investor of our time. He has written a terrific book on dealing with the changing World Order. He says that many times in my life things that surprised me were because of they never happened in my lifetime before but they happened many time in history. The same things happen over and over again but sometimes not in our lifetimes and so there were three big things that are happening to us that haven't happened in our lifetime and those three things are first the amount of debt and money creation how much debt we have and then where are we getting that money from the Federal Reserve and other central banks printing it.</text:p>
      <text:p text:style-name="Standard"/>
      <text:p text:style-name="Standard"/>
      <text:p text:style-name="Standard"/>
      <text:p text:style-name="Standard">science and technology in human resources are the fundamental and strategic pillars for building a modern socialist country in all respects. Science technology is our primary productive Force Talent as our primary resource and Innovation as ourPrimary driver of growth. We will continue to give high priority to the development of education built China's self-reliance and strengthening science technology and rely on talents to Pioneer to propel development. We move faster to build a high quality educational system that bounce students well-round development and promote fairness in education. Innovation will remain at the heart of China's modernization drive and boost China strengths in strategic Science and Technology. China will accelerate the implementation of the Innovation driven development strategy.</text:p>
      <text:p text:style-name="Standard"/>
      <text:p text:style-name="Standard"/>
      <text:p text:style-name="Standard"/>
      <text:p text:style-name="Standard">Elena sudakova is the director of Pushkin house. She will be in conversation with grigor attenison who is a journalist at the BBC World Service. The topic of our conversation has been aptly titled with what appears at First Sight To Be A Shakespearean quotation. Dr Schulman is a fellow at Robert Bosch Academy there and she specializes in legislative legislative processes in modern Russia. She is also a BBC journalist and she is based in Berlin. The event will take place at Saint Paul's Church the so-called actors church and this is the place of the First Act of Pygmalion the play which I think is a particularly apt sport.</text:p>
      <text:p text:style-name="Standard"/>
      <text:p text:style-name="Standard"/>
      <text:p text:style-name="Standard"/>
      <text:p text:style-name="Standard">Israel is getting involved in the war since the Russia Ukraine War lasted for eight months and affected many countries economically some countries started to intervene. Israel had not yet provided Military Support to Ukraine now it has started to take sides with Ukraine. Anyone who opposes our constructive stance will suffer the consequences said the Israeli Prime Minister it has not yet been announced what decisions Bennett and zelenski made at the meeting. It seems that Bennett is very angry with Putin and will provide every support for Ukraine to win the war. It was heard that he was planning to end Russia by holding an emergency meeting with zleenski prior to Russia's aggressive stance.</text:p>
      <text:p text:style-name="Standard"/>
      <text:p text:style-name="Standard"/>
      <text:p text:style-name="Standard"/>
      <text:p text:style-name="Standard">CNN\'s John Defterios says inflation is running strong and not decelerating. He says the best measure of inflation is a kind of super core measure of wages. Defterio: I think this is probably going to be a textbook case of crisis creation, followed by crisis mismanagement in Great Britain. The kind of excesses we\'ve had in the system mean we\'re in verycomplicated territory, Defterius says. "I\'d be surprised if we were in the seventh inning of this particular set of challenges," he says of the global economic slowdown. \'I\'m sort of disappointed by the official sector people that don\'t seem to be doing anything,\' he says.</text:p>
      <text:p text:style-name="Standard"/>
      <text:p text:style-name="Standard"><text:soft-page-break/></text:p>
      <text:p text:style-name="Standard"/>
      <text:p text:style-name="Standard">David Westin: Global Wall Street spent the week trying to get its footing after things only got worse in Ukraine. He says the markets had just as hard a time as the rest of us finding its footing. David: What we should learn this week is that there's still a lot of risks facing the future of the global economy. He asks Joanne Feeney and Liz Ann Sonders to help us sort out a wild week in the markets. And Larry Summers of Harvard talks about the potential next shoe to drop economically, and nuclear power as a path forward on the future in the U.S., he say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7T03:48:18.802000000</dc:date>
    <meta:editing-duration>PT12M25S</meta:editing-duration>
    <meta:editing-cycles>3</meta:editing-cycles>
    <meta:generator>LibreOffice/7.3.5.2$Windows_X86_64 LibreOffice_project/184fe81b8c8c30d8b5082578aee2fed2ea847c01</meta:generator>
    <meta:document-statistic meta:table-count="0" meta:image-count="0" meta:object-count="0" meta:page-count="2" meta:paragraph-count="6" meta:word-count="690" meta:character-count="4054" meta:non-whitespace-character-count="3370"/>
  </office:meta>
</office:document-meta>
</file>